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0.96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34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766cm"/>
    </style:style>
    <style:style style:name="gr8" style:family="graphic" style:parent-style-name="standard">
      <style:graphic-properties draw:textarea-horizontal-align="justify" draw:textarea-vertical-align="middle" draw:auto-grow-height="false" fo:min-height="0.648cm" fo:min-width="1.476cm"/>
    </style:style>
    <style:style style:name="gr9" style:family="graphic" style:parent-style-name="standard">
      <style:graphic-properties draw:textarea-horizontal-align="justify" draw:textarea-vertical-align="middle" draw:auto-grow-height="false" fo:min-height="0.39cm" fo:min-width="1.9cm"/>
    </style:style>
    <style:style style:name="gr10" style:family="graphic" style:parent-style-name="standard">
      <style:graphic-properties draw:textarea-horizontal-align="justify" draw:textarea-vertical-align="middle" draw:auto-grow-height="false" fo:min-height="1.198cm" fo:min-width="0.77cm"/>
    </style:style>
    <style:style style:name="gr11" style:family="graphic" style:parent-style-name="standard">
      <style:graphic-properties draw:textarea-horizontal-align="justify" draw:textarea-vertical-align="middle" draw:auto-grow-height="false" fo:min-height="1.147cm" fo:min-width="1.786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919cm" fo:min-width="1.38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03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75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2.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918cm"/>
    </style:style>
    <style:style style:name="co1" style:family="table-column">
      <style:table-column-properties style:column-width="4.538cm" style:use-optimal-column-width="false"/>
    </style:style>
    <style:style style:name="co2" style:family="table-column">
      <style:table-column-properties style:column-width="4.546cm" style:use-optimal-column-width="false"/>
    </style:style>
    <style:style style:name="co3" style:family="table-column">
      <style:table-column-properties style:column-width="6.072cm" style:use-optimal-column-width="false"/>
    </style:style>
    <style:style style:name="co4" style:family="table-column">
      <style:table-column-properties style:column-width="13.103cm" style:use-optimal-column-width="false"/>
    </style:style>
    <style:style style:name="co5" style:family="table-column">
      <style:table-column-properties style:column-width="15.102cm" style:use-optimal-column-width="false"/>
    </style:style>
    <style:style style:name="co6" style:family="table-column">
      <style:table-column-properties style:column-width="9.804cm" style:use-optimal-column-width="false"/>
    </style:style>
    <style:style style:name="co7" style:family="table-column">
      <style:table-column-properties style:column-width="8.8cm" style:use-optimal-column-width="false"/>
    </style:style>
    <style:style style:name="co8" style:family="table-column">
      <style:table-column-properties style:column-width="8.332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769cm"/>
    </style:style>
    <style:style style:name="ro3" style:family="table-row">
      <style:table-row-properties style:row-height="1.662cm"/>
    </style:style>
    <style:style style:name="ro4" style:family="table-row">
      <style:table-row-properties style:row-height="1.544cm"/>
    </style:style>
    <style:style style:name="ro5" style:family="table-row">
      <style:table-row-properties style:row-height="1.395cm"/>
    </style:style>
    <style:style style:name="ro6" style:family="table-row">
      <style:table-row-properties style:row-height="1.343cm"/>
    </style:style>
    <style:style style:name="ro7" style:family="table-row">
      <style:table-row-properties style:row-height="1.153cm"/>
    </style:style>
    <style:style style:name="ro8" style:family="table-row">
      <style:table-row-properties style:row-height="1.34cm"/>
    </style:style>
    <style:style style:name="ro9" style:family="table-row">
      <style:table-row-properties style:row-height="1.151cm"/>
    </style:style>
    <style:style style:name="ce1" style:family="table-cell">
      <style:graphic-properties style:repeat="repeat"/>
      <style:text-properties fo:color="#0066cc"/>
    </style:style>
    <style:style style:name="ce2" style:family="table-cell">
      <style:graphic-properties style:repeat="repeat"/>
      <style:text-properties fo:color="#0066cc"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style:repeat="repeat"/>
      <style:text-properties fo:color="#0066cc" fo:font-size="14pt" style:font-size-asian="14pt" style:font-size-complex="14pt"/>
    </style:style>
    <style:style style:name="ce4" style:family="table-cell">
      <style:graphic-properties style:repeat="repeat"/>
      <style:paragraph-properties fo:line-height="150%"/>
      <style:text-properties fo:color="#0066cc" fo:font-size="14pt" style:font-size-asian="14pt" style:font-size-complex="14pt"/>
    </style:style>
    <style:style style:name="ce5" style:family="table-cell">
      <style:graphic-properties style:repeat="repeat"/>
      <style:text-properties fo:color="#0066cc" fo:font-size="14pt" fo:font-weight="normal" style:font-size-asian="14pt" style:font-weight-asian="normal" style:font-size-complex="14pt" style:font-weight-complex="normal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paragraph-properties fo:line-height="150%"/>
    </style:style>
    <style:style style:name="P6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66cc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66cc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66cc" fo:font-size="14pt" style:font-size-asian="14pt" style:font-size-complex="14pt"/>
    </style:style>
    <style:style style:name="T7" style:family="text">
      <style:text-properties fo:color="#0066cc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3.048cm" draw:transform="rotate (-1.57271618897209) translate (12.242cm 5.72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9.228cm" svg:y1="7.18cm" svg:x2="5.926cm" svg:y2="7.18cm">
          <text:p/>
        </draw:line>
        <draw:line draw:style-name="gr2" draw:text-style-name="P1" draw:layer="layout" svg:x1="12.203cm" svg:y1="7.18cm" svg:x2="16.521cm" svg:y2="7.18cm">
          <text:p/>
        </draw:line>
        <draw:line draw:style-name="gr2" draw:text-style-name="P1" draw:layer="layout" svg:x1="10.552cm" svg:y1="7.977cm" svg:x2="10.525cm" svg:y2="10.998cm">
          <text:p/>
        </draw:line>
        <draw:frame draw:style-name="gr3" draw:layer="layout" svg:width="1.344cm" svg:height="0.962cm" svg:x="5.869cm" svg:y="6.337cm">
          <draw:text-box>
            <text:p>in0</text:p>
          </draw:text-box>
        </draw:frame>
        <draw:frame draw:style-name="gr4" draw:layer="layout" svg:width="1.383cm" svg:height="0.962cm" svg:x="15.286cm" svg:y="6.353cm">
          <draw:text-box>
            <text:p>out</text:p>
          </draw:text-box>
        </draw:frame>
        <draw:frame draw:style-name="gr5" draw:layer="layout" svg:width="2.399cm" svg:height="0.962cm" svg:x="10.506cm" svg:y="10.182cm">
          <draw:text-box>
            <text:p>enable</text:p>
          </draw:text-box>
        </draw:frame>
        <draw:frame draw:style-name="gr6" draw:text-style-name="P2" draw:layer="layout" svg:width="6.848cm" svg:height="1.195cm" svg:x="7.317cm" svg:y="1.503cm">
          <draw:text-box>
            <text:p><text:span text:style-name="T1">Tri_state_buffer</text:span></text:p>
          </draw:text-box>
        </draw:frame>
      </draw:page>
      <draw:page draw:name="page2" draw:style-name="dp1" draw:master-page-name="Default">
        <draw:frame draw:style-name="standard" draw:layer="layout" svg:width="18.159cm" svg:height="6.678cm" svg:x="1.889cm" svg:y="4.1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<text:s text:c="4"/></text:span></text:p>
                <text:p><text:span text:style-name="T2"><text:s text:c="6"/></text:span><text:span text:style-name="T2">signal</text:span></text:p>
              </table:table-cell>
              <table:table-cell>
                <text:p><text:span text:style-name="T2"/></text:p>
                <text:p><text:span text:style-name="T2"><text:s text:c="5"/></text:span><text:span text:style-name="T2">direction</text:span></text:p>
              </table:table-cell>
              <table:table-cell>
                <text:p><text:span text:style-name="T2"/></text:p>
                <text:p><text:span text:style-name="T2"><text:s text:c="8"/></text:span><text:span text:style-name="T2">width</text:span></text:p>
              </table:table-cell>
              <table:table-cell>
                <text:p><text:span text:style-name="T2"/></text:p>
                <text:p><text:span text:style-name="T2"><text:s/></text:span><text:span text:style-name="T2">description</text:span></text:p>
              </table:table-cell>
            </table:table-row>
            <table:table-row table:style-name="ro2" table:default-cell-style-name="ce1">
              <table:table-cell>
                <text:p><text:span text:style-name="T2">in0</text:span></text:p>
              </table:table-cell>
              <table:table-cell>
                <text:p><text:span text:style-name="T2">input</text:span></text:p>
              </table:table-cell>
              <table:table-cell>
                <text:p><text:span text:style-name="T2"><text:s text:c="6"/></text:span><text:span text:style-name="T2">1 bit</text:span></text:p>
              </table:table-cell>
              <table:table-cell>
                <text:p><text:span text:style-name="T2">1 bit input <text:s text:c="5"/>data</text:span></text:p>
              </table:table-cell>
            </table:table-row>
            <table:table-row table:style-name="ro3" table:default-cell-style-name="ce1">
              <table:table-cell>
                <text:p><text:span text:style-name="T2">enable</text:span></text:p>
              </table:table-cell>
              <table:table-cell>
                <text:p><text:span text:style-name="T2">input</text:span></text:p>
              </table:table-cell>
              <table:table-cell>
                <text:p><text:span text:style-name="T2"><text:s text:c="6"/></text:span><text:span text:style-name="T2">1 bit</text:span></text:p>
              </table:table-cell>
              <table:table-cell>
                <text:p><text:span text:style-name="T2">1 bit input data</text:span></text:p>
              </table:table-cell>
            </table:table-row>
            <table:table-row table:style-name="ro4" table:default-cell-style-name="ce1">
              <table:table-cell>
                <text:p><text:span text:style-name="T2">out</text:span></text:p>
              </table:table-cell>
              <table:table-cell>
                <text:p><text:span text:style-name="T2">output</text:span></text:p>
              </table:table-cell>
              <table:table-cell>
                <text:p><text:span text:style-name="T2"><text:s text:c="6"/></text:span><text:span text:style-name="T2">1 bit</text:span></text:p>
              </table:table-cell>
              <table:table-cell>
                <text:p><text:span text:style-name="T2">1 output dat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2" draw:layer="layout" svg:width="8.266cm" svg:height="1.195cm" svg:x="6.866cm" svg:y="1.711cm">
          <draw:text-box>
            <text:p><text:span text:style-name="T1">Module description</text:span></text:p>
          </draw:text-box>
        </draw:frame>
      </draw:page>
      <draw:page draw:name="page3" draw:style-name="dp1" draw:master-page-name="Default">
        <draw:custom-shape draw:style-name="gr8" draw:text-style-name="P3" draw:layer="layout" svg:width="2.794cm" svg:height="1.27cm" svg:x="9.255cm" svg:y="4.062cm">
          <text:p><text:span text:style-name="T3"><text:s text:c="2"/></text:span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3.81cm" svg:height="1.016cm" svg:x="8.709cm" svg:y="6.283cm">
          <text:p text:style-name="P1"><text:span text:style-name="T3">Enable&amp;</text:span></text:p>
          <text:p text:style-name="P1"><text:span text:style-name="T3">in0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2.54cm" svg:height="2.894cm" svg:x="9.363cm" svg:y="8.123cm">
          <text:p text:style-name="P1"><text:span text:style-name="T3">en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3" xml:id="id1" draw:id="id1" draw:layer="layout" svg:width="2.286cm" svg:height="1.397cm" svg:x="4.953cm" svg:y="13.33cm">
          <text:p text:style-name="P1"><text:span text:style-name="T3">out=z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5" draw:id="id5" draw:layer="layout" svg:width="2.286cm" svg:height="1.397cm" svg:x="9.453cm" svg:y="13.33cm">
          <text:p text:style-name="P1"><text:span text:style-name="T3">out=in0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3" draw:id="id3" draw:layer="layout" svg:width="2.286cm" svg:height="1.397cm" svg:x="14.453cm" svg:y="13.23cm">
          <text:p text:style-name="P1"><text:span text:style-name="T3">out=x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0.633cm" svg:y1="10.917cm" svg:x2="6.096cm" svg:y2="13.33cm" draw:end-shape="id1" draw:end-glue-point="0" svg:d="M10633 10917v956h-4537v1457" svg:viewBox="0 0 4538 2414">
          <text:p/>
        </draw:connector>
        <draw:line draw:style-name="gr12" draw:text-style-name="P1" xml:id="id2" draw:id="id2" draw:layer="layout" svg:x1="10.652cm" svg:y1="11.86cm" svg:x2="10.652cm" svg:y2="13.257cm">
          <text:p/>
        </draw:line>
        <draw:connector draw:style-name="gr12" draw:text-style-name="P1" draw:layer="layout" svg:x1="10.652cm" svg:y1="11.86cm" svg:x2="15.596cm" svg:y2="13.23cm" draw:start-shape="id2" draw:start-glue-point="0" draw:end-shape="id3" draw:end-glue-point="0" svg:d="M10652 11860h4944v1370" svg:viewBox="0 0 4945 1371">
          <text:p/>
        </draw:connector>
        <draw:line draw:style-name="gr12" draw:text-style-name="P1" draw:layer="layout" svg:x1="10.652cm" svg:y1="7.35cm" svg:x2="10.652cm" svg:y2="8.323cm">
          <text:p/>
        </draw:line>
        <draw:line draw:style-name="gr12" draw:text-style-name="P1" draw:layer="layout" svg:x1="10.652cm" svg:y1="5.318cm" svg:x2="10.652cm" svg:y2="6.383cm">
          <text:p/>
        </draw:line>
        <draw:custom-shape draw:style-name="gr13" draw:text-style-name="P3" xml:id="id4" draw:id="id4" draw:layer="layout" svg:width="2.667cm" svg:height="1.651cm" svg:x="9.228cm" svg:y="18.383cm">
          <text:p text:style-name="P1"><text:span text:style-name="T3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6.096cm" svg:y1="14.727cm" svg:x2="10.562cm" svg:y2="18.383cm" draw:start-shape="id1" draw:start-glue-point="2" draw:end-shape="id4" draw:end-glue-point="4" svg:d="M6096 14727v1827h4466v1829" svg:viewBox="0 0 4467 3657">
          <text:p/>
        </draw:connector>
        <draw:connector draw:style-name="gr12" draw:text-style-name="P1" draw:layer="layout" svg:x1="10.596cm" svg:y1="14.727cm" svg:x2="10.562cm" svg:y2="18.383cm" draw:start-shape="id5" draw:end-shape="id4" draw:end-glue-point="4" svg:d="M10596 14727v1827h-34v1829" svg:viewBox="0 0 35 3657">
          <text:p/>
        </draw:connector>
        <draw:connector draw:style-name="gr12" draw:text-style-name="P1" draw:layer="layout" svg:x1="15.596cm" svg:y1="14.627cm" svg:x2="10.562cm" svg:y2="18.383cm" draw:start-shape="id3" draw:start-glue-point="2" draw:end-shape="id4" draw:end-glue-point="4" svg:d="M15596 14627v1877h-5034v1879" svg:viewBox="0 0 5035 3757">
          <text:p/>
        </draw:connector>
        <draw:frame draw:style-name="gr14" draw:text-style-name="P4" draw:layer="layout" svg:width="1.531cm" svg:height="0.763cm" svg:x="5.934cm" svg:y="11.968cm">
          <draw:text-box>
            <text:p><text:span text:style-name="T3">en=0</text:span></text:p>
          </draw:text-box>
        </draw:frame>
        <draw:frame draw:style-name="gr14" draw:text-style-name="P4" draw:layer="layout" svg:width="1.531cm" svg:height="0.763cm" svg:x="10.535cm" svg:y="11.969cm">
          <draw:text-box>
            <text:p><text:span text:style-name="T3">en=1</text:span></text:p>
          </draw:text-box>
        </draw:frame>
        <draw:frame draw:style-name="gr15" draw:text-style-name="P4" draw:layer="layout" svg:width="3.254cm" svg:height="0.763cm" svg:x="15.636cm" svg:y="11.97cm">
          <draw:text-box>
            <text:p><text:span text:style-name="T3">default=x or z</text:span></text:p>
          </draw:text-box>
        </draw:frame>
        <draw:frame draw:style-name="gr16" draw:text-style-name="P2" draw:layer="layout" svg:width="12.55cm" svg:height="1.195cm" svg:x="4.523cm" svg:y="1.371cm">
          <draw:text-box>
            <text:p><text:span text:style-name="T1">Flow chart for Tri_state Buffer</text:span></text:p>
          </draw:text-box>
        </draw:frame>
      </draw:page>
      <draw:page draw:name="page4" draw:style-name="dp1" draw:master-page-name="Default">
        <draw:frame draw:style-name="standard" draw:layer="layout" svg:width="61.212cm" svg:height="11.873cm" svg:x="-19.901cm" svg:y="4.04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>
                <text:p><text:span text:style-name="T5">S.no</text:span></text:p>
              </table:table-cell>
              <table:table-cell>
                <text:p><text:span text:style-name="T5">Functionality</text:span></text:p>
              </table:table-cell>
              <table:table-cell>
                <text:p><text:span text:style-name="T5"><text:s text:c="4"/></text:span><text:span text:style-name="T5">Test procedure</text:span></text:p>
              </table:table-cell>
              <table:table-cell>
                <text:p><text:span text:style-name="T5">Expected output</text:span></text:p>
              </table:table-cell>
              <table:table-cell>
                <text:p><text:span text:style-name="T5">Actual output</text:span></text:p>
              </table:table-cell>
              <table:table-cell>
                <text:p><text:span text:style-name="T5">Result </text:span></text:p>
                <text:p><text:span text:style-name="T5">Pass/fail</text:span></text:p>
              </table:table-cell>
            </table:table-row>
            <table:table-row table:style-name="ro6" table:default-cell-style-name="ce3">
              <table:table-cell table:style-name="ce2">
                <text:p><text:span text:style-name="T5">1.</text:span></text:p>
              </table:table-cell>
              <table:table-cell>
                <text:p><text:span text:style-name="T6">Enable check-</text:span></text:p>
                <text:p><text:span text:style-name="T6">Check for enable of the circuit by making enable <text:s/>as <text:s/>0.</text:span></text:p>
                <text:p><text:span text:style-name="T6"/></text:p>
                <text:p><text:span text:style-name="T6">According to spec, irrespective of input ,the output is high impedance. enable is active high.</text:span></text:p>
              </table:table-cell>
              <table:table-cell>
                <text:p><text:span text:style-name="T6">Make enable=0,</text:span></text:p>
                <text:p><text:span text:style-name="T6">in0=data.</text:span></text:p>
              </table:table-cell>
              <table:table-cell table:style-name="ce4">
                <text:p text:style-name="P5"><text:span text:style-name="T6">out=z</text:span></text:p>
              </table:table-cell>
              <table:table-cell>
                <text:p><text:span text:style-name="T6">in0=x,</text:span><text:span text:style-name="T6"><text:tab/></text:span><text:span text:style-name="T6">enable=0,</text:span><text:span text:style-name="T6"><text:tab/></text:span><text:span text:style-name="T6">out=z</text:span></text:p>
                <text:p><text:span text:style-name="T6"/></text:p>
                <text:p><text:span text:style-name="T6">in0=0,</text:span><text:span text:style-name="T6"><text:tab/></text:span><text:span text:style-name="T6">enable=0,</text:span><text:span text:style-name="T6"><text:tab/></text:span><text:span text:style-name="T6">out=z</text:span></text:p>
                <text:p><text:span text:style-name="T6">in0=1,</text:span><text:span text:style-name="T6"><text:tab/></text:span><text:span text:style-name="T6">enable=0,</text:span><text:span text:style-name="T6"><text:tab/></text:span><text:span text:style-name="T6">out=z</text:span></text:p>
                <text:p><text:span text:style-name="T6"/></text:p>
              </table:table-cell>
              <table:table-cell>
                <text:p><text:span text:style-name="T6">pass</text:span></text:p>
              </table:table-cell>
            </table:table-row>
            <table:table-row table:style-name="ro7" table:default-cell-style-name="ce3">
              <table:table-cell table:style-name="ce2">
                <text:p><text:span text:style-name="T5">2.</text:span></text:p>
              </table:table-cell>
              <table:table-cell>
                <text:p><text:span text:style-name="T6">Enable check-</text:span></text:p>
                <text:p><text:span text:style-name="T6">Check for enable of the circuit by making enable as <text:s/>1,</text:span></text:p>
                <text:p><text:span text:style-name="T6">According to spec ,output follows the input.</text:span></text:p>
              </table:table-cell>
              <table:table-cell>
                <text:p><text:span text:style-name="T6">Make enable=1,</text:span></text:p>
                <text:p><text:span text:style-name="T6">in0=data.</text:span></text:p>
              </table:table-cell>
              <table:table-cell>
                <text:p><text:span text:style-name="T6">out=in0</text:span></text:p>
              </table:table-cell>
              <table:table-cell>
                <text:p><text:span text:style-name="T6">in0=1,</text:span><text:span text:style-name="T6"><text:tab/></text:span><text:span text:style-name="T6">enable=1,</text:span><text:span text:style-name="T6"><text:tab/></text:span><text:span text:style-name="T6">out=1</text:span></text:p>
                <text:p><text:span text:style-name="T6"/></text:p>
                <text:p><text:span text:style-name="T6">in0=0,</text:span><text:span text:style-name="T6"><text:tab/></text:span><text:span text:style-name="T6">enable=1,</text:span><text:span text:style-name="T6"><text:tab/></text:span><text:span text:style-name="T6">out=0</text:span></text:p>
                <text:p><text:span text:style-name="T6"/></text:p>
              </table:table-cell>
              <table:table-cell>
                <text:p><text:span text:style-name="T6">pass</text:span></text:p>
              </table:table-cell>
            </table:table-row>
            <table:table-row table:style-name="ro8" table:default-cell-style-name="ce3">
              <table:table-cell table:style-name="ce2">
                <text:p><text:span text:style-name="T5">3.</text:span></text:p>
              </table:table-cell>
              <table:table-cell>
                <text:p><text:span text:style-name="T6">Enable check-</text:span></text:p>
                <text:p><text:span text:style-name="T6">Check for enable of the circuit by making enable as <text:s/>x,</text:span></text:p>
                <text:p><text:span text:style-name="T6"/></text:p>
                <text:p><text:span text:style-name="T6">According to spec output is not specified.</text:span></text:p>
              </table:table-cell>
              <table:table-cell>
                <text:p><text:span text:style-name="T6">Make </text:span></text:p>
                <text:p><text:span text:style-name="T6">enable=x.</text:span></text:p>
              </table:table-cell>
              <table:table-cell>
                <text:p><text:span text:style-name="T6">out=x</text:span></text:p>
              </table:table-cell>
              <table:table-cell>
                <text:p><text:span text:style-name="T6">in0=1,</text:span><text:span text:style-name="T6"><text:tab/></text:span><text:span text:style-name="T6">enable=x,</text:span><text:span text:style-name="T6"><text:tab/></text:span><text:span text:style-name="T6">out=x</text:span></text:p>
              </table:table-cell>
              <table:table-cell>
                <text:p><text:span text:style-name="T6">pass</text:span></text:p>
              </table:table-cell>
            </table:table-row>
            <table:table-row table:style-name="ro9" table:default-cell-style-name="ce3">
              <table:table-cell table:style-name="ce2">
                <text:p><text:span text:style-name="T5">4.</text:span></text:p>
              </table:table-cell>
              <table:table-cell>
                <text:p><text:span text:style-name="T6">Enable check-</text:span></text:p>
                <text:p><text:span text:style-name="T6">Check for enable of the circuit by making enable as <text:s/>z.</text:span></text:p>
                <text:p><text:span text:style-name="T6"/></text:p>
                <text:p><text:span text:style-name="T6">According to spec output is not specified.</text:span></text:p>
              </table:table-cell>
              <table:table-cell>
                <text:p><text:span text:style-name="T6">Make enable=z</text:span></text:p>
              </table:table-cell>
              <table:table-cell>
                <text:p><text:span text:style-name="T6">out=x</text:span></text:p>
              </table:table-cell>
              <table:table-cell table:style-name="ce5">
                <text:p><text:span text:style-name="T7">in0=1,</text:span><text:span text:style-name="T7"><text:tab/></text:span><text:span text:style-name="T7">enable=z,</text:span><text:span text:style-name="T7"><text:tab/></text:span><text:span text:style-name="T7">out=x</text:span></text:p>
              </table:table-cell>
              <table:table-cell>
                <text:p><text:span text:style-name="T6">pas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7" draw:text-style-name="P6" draw:layer="layout" svg:width="4.418cm" svg:height="1.119cm" svg:x="8.466cm" svg:y="1.703cm">
          <draw:text-box>
            <text:p><text:span text:style-name="T8">Test ca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9:06:06.655258194</meta:creation-date>
    <dc:date>2016-11-15T15:44:44.887334948</dc:date>
    <meta:editing-duration>PT2H30M30S</meta:editing-duration>
    <meta:editing-cycles>16</meta:editing-cycles>
    <meta:generator>LibreOffice/4.3.7.2$Linux_X86_64 LibreOffice_project/430$Build-2</meta:generator>
    <meta:document-statistic meta:object-count="31"/>
  </office:meta>
</office:document-meta>
</file>